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Mono" fo:font-size="10pt" fo:font-weight="bold" officeooo:rsid="000c629d" officeooo:paragraph-rsid="000c629d" style:font-name-asian="Noto Sans Mono CJK SC" style:font-size-asian="10pt" style:font-weight-asian="bold" style:font-name-complex="Liberation Mono" style:font-size-complex="10pt" style:font-weight-complex="bold"/>
    </style:style>
    <style:style style:name="P2" style:family="paragraph" style:parent-style-name="Preformatted_20_Text">
      <style:text-properties officeooo:rsid="000e396a" officeooo:paragraph-rsid="000e396a"/>
    </style:style>
    <style:style style:name="P3" style:family="paragraph" style:parent-style-name="Preformatted_20_Text">
      <style:text-properties officeooo:paragraph-rsid="000e396a"/>
    </style:style>
    <style:style style:name="P4" style:family="paragraph" style:parent-style-name="Preformatted_20_Text">
      <style:text-properties fo:font-weight="bold" style:font-weight-asian="bold" style:font-weight-complex="bold"/>
    </style:style>
    <style:style style:name="P5" style:family="paragraph" style:parent-style-name="Preformatted_20_Text">
      <style:text-properties fo:font-weight="bold" officeooo:rsid="000e396a" officeooo:paragraph-rsid="000e396a" style:font-weight-asian="bold" style:font-weight-complex="bold"/>
    </style:style>
    <style:style style:name="P6" style:family="paragraph" style:parent-style-name="Preformatted_20_Text">
      <style:text-properties fo:font-weight="bold" officeooo:rsid="0016930e" officeooo:paragraph-rsid="0016930e" style:font-weight-asian="bold" style:font-weight-complex="bold"/>
    </style:style>
    <style:style style:name="P7" style:family="paragraph" style:parent-style-name="Preformatted_20_Text">
      <style:text-properties fo:font-weight="bold" officeooo:rsid="0019a2a3" officeooo:paragraph-rsid="0019a2a3" style:font-weight-asian="bold" style:font-weight-complex="bold"/>
    </style:style>
    <style:style style:name="P8" style:family="paragraph" style:parent-style-name="Preformatted_20_Text">
      <style:text-properties fo:font-weight="bold" officeooo:rsid="002542ea" officeooo:paragraph-rsid="002542ea" style:font-weight-asian="bold" style:font-weight-complex="bold"/>
    </style:style>
    <style:style style:name="P9" style:family="paragraph" style:parent-style-name="Preformatted_20_Text">
      <style:text-properties fo:color="#000000" fo:font-weight="normal" style:font-weight-asian="normal" style:font-weight-complex="normal"/>
    </style:style>
    <style:style style:name="P10" style:family="paragraph" style:parent-style-name="Preformatted_20_Text">
      <style:text-properties fo:color="#000000" officeooo:paragraph-rsid="00281541"/>
    </style:style>
    <style:style style:name="P11" style:family="paragraph" style:parent-style-name="Preformatted_20_Text">
      <style:text-properties fo:color="#000000" officeooo:paragraph-rsid="00294be8"/>
    </style:style>
    <style:style style:name="P12" style:family="paragraph" style:parent-style-name="Preformatted_20_Text">
      <style:text-properties fo:color="#000000" officeooo:rsid="00294be8" officeooo:paragraph-rsid="002a83d0"/>
    </style:style>
    <style:style style:name="P13" style:family="paragraph" style:parent-style-name="Preformatted_20_Text">
      <style:text-properties officeooo:rsid="0016930e" officeooo:paragraph-rsid="0016930e"/>
    </style:style>
    <style:style style:name="P14" style:family="paragraph" style:parent-style-name="Preformatted_20_Text">
      <style:text-properties officeooo:rsid="0019a2a3" officeooo:paragraph-rsid="0019a2a3"/>
    </style:style>
    <style:style style:name="P15" style:family="paragraph" style:parent-style-name="Preformatted_20_Text">
      <style:text-properties fo:color="#0000cd" fo:font-weight="bold" style:font-weight-asian="bold" style:font-weight-complex="bold"/>
    </style:style>
    <style:style style:name="P16" style:family="paragraph" style:parent-style-name="Preformatted_20_Text">
      <style:text-properties fo:color="#0000cd" fo:font-weight="bold" officeooo:rsid="0019a2a3" officeooo:paragraph-rsid="0019a2a3" style:font-weight-asian="bold" style:font-weight-complex="bold"/>
    </style:style>
    <style:style style:name="P17" style:family="paragraph" style:parent-style-name="Preformatted_20_Text">
      <style:text-properties fo:color="#0000cd" fo:font-weight="bold" officeooo:paragraph-rsid="001fc096" style:font-weight-asian="bold" style:font-weight-complex="bold"/>
    </style:style>
    <style:style style:name="P18" style:family="paragraph" style:parent-style-name="Preformatted_20_Text">
      <style:text-properties fo:color="#0000cd" fo:font-weight="bold" officeooo:paragraph-rsid="002542ea" style:font-weight-asian="bold" style:font-weight-complex="bold"/>
    </style:style>
    <style:style style:name="P19" style:family="paragraph" style:parent-style-name="Preformatted_20_Text">
      <style:text-properties officeooo:paragraph-rsid="001fc096"/>
    </style:style>
    <style:style style:name="P20" style:family="paragraph" style:parent-style-name="Preformatted_20_Text">
      <style:text-properties officeooo:paragraph-rsid="0019a2a3"/>
    </style:style>
    <style:style style:name="P21" style:family="paragraph" style:parent-style-name="Preformatted_20_Text">
      <style:text-properties officeooo:rsid="002542ea" officeooo:paragraph-rsid="002542ea"/>
    </style:style>
    <style:style style:name="P22" style:family="paragraph" style:parent-style-name="Preformatted_20_Text">
      <style:text-properties officeooo:paragraph-rsid="002542ea"/>
    </style:style>
    <style:style style:name="P23" style:family="paragraph" style:parent-style-name="Preformatted_20_Text">
      <style:text-properties officeooo:paragraph-rsid="00281541"/>
    </style:style>
    <style:style style:name="P24" style:family="paragraph" style:parent-style-name="Preformatted_20_Text">
      <style:text-properties fo:color="#00a933" officeooo:paragraph-rsid="00281541"/>
    </style:style>
    <style:style style:name="P25" style:family="paragraph" style:parent-style-name="Preformatted_20_Text">
      <style:text-properties fo:color="#00a933" officeooo:rsid="00294be8" officeooo:paragraph-rsid="00294be8"/>
    </style:style>
    <style:style style:name="P26" style:family="paragraph" style:parent-style-name="Preformatted_20_Text">
      <style:text-properties fo:color="#00a933" officeooo:rsid="00294be8" officeooo:paragraph-rsid="002a83d0"/>
    </style:style>
    <style:style style:name="P27" style:family="paragraph" style:parent-style-name="Preformatted_20_Text">
      <style:text-properties fo:color="#00a933" style:font-name="Liberation Mono" fo:font-size="10pt" officeooo:rsid="007d526a" officeooo:paragraph-rsid="002b2479" style:font-size-asian="10pt" style:font-size-complex="10pt"/>
    </style:style>
    <style:style style:name="P28" style:family="paragraph" style:parent-style-name="Preformatted_20_Text">
      <style:text-properties fo:color="#00a933" style:font-name="Liberation Mono" fo:font-size="10pt" officeooo:rsid="007e9f53" officeooo:paragraph-rsid="002cc2c2" style:font-size-asian="10pt" style:font-size-complex="10pt"/>
    </style:style>
    <style:style style:name="P29" style:family="paragraph" style:parent-style-name="Preformatted_20_Text">
      <style:text-properties fo:color="#00a933" officeooo:paragraph-rsid="002b2479"/>
    </style:style>
    <style:style style:name="P30" style:family="paragraph" style:parent-style-name="Preformatted_20_Text">
      <style:text-properties fo:color="#00a933" officeooo:paragraph-rsid="002cc2c2"/>
    </style:style>
    <style:style style:name="P31" style:family="paragraph" style:parent-style-name="Preformatted_20_Text">
      <style:text-properties officeooo:paragraph-rsid="002b2479"/>
    </style:style>
    <style:style style:name="P32" style:family="paragraph" style:parent-style-name="Preformatted_20_Text">
      <style:text-properties officeooo:paragraph-rsid="002c5538"/>
    </style:style>
    <style:style style:name="P33" style:family="paragraph" style:parent-style-name="Preformatted_20_Text">
      <style:text-properties officeooo:paragraph-rsid="00312987"/>
    </style:style>
    <style:style style:name="P34" style:family="paragraph" style:parent-style-name="Preformatted_20_Text">
      <style:text-properties fo:background-color="transparent"/>
    </style:style>
    <style:style style:name="P35" style:family="paragraph" style:parent-style-name="Preformatted_20_Text">
      <style:text-properties style:font-name="Liberation Mono" fo:font-size="10pt" officeooo:paragraph-rsid="00312987" fo:background-color="transparent" style:font-size-asian="10pt" style:font-size-complex="10pt"/>
    </style:style>
    <style:style style:name="P36" style:family="paragraph" style:parent-style-name="Preformatted_20_Text">
      <style:paragraph-properties fo:margin-top="0in" fo:margin-bottom="0in" loext:contextual-spacing="false" fo:line-height="115%" fo:text-align="start" style:justify-single-word="false"/>
      <style:text-properties fo:color="#00a933" style:font-name="Liberation Mono" fo:font-size="10pt" fo:font-weight="normal" officeooo:rsid="006d5d8f" officeooo:paragraph-rsid="00296f59" style:font-size-asian="10pt" style:font-weight-asian="normal" style:font-size-complex="10pt" style:font-weight-complex="normal"/>
    </style:style>
    <style:style style:name="P37" style:family="paragraph" style:parent-style-name="Preformatted_20_Text">
      <style:paragraph-properties fo:margin-top="0in" fo:margin-bottom="0in" loext:contextual-spacing="false" fo:line-height="115%"/>
      <style:text-properties fo:color="#00a933" style:font-name="Liberation Mono" fo:font-size="10pt" officeooo:paragraph-rsid="00296f59" style:font-size-asian="10pt" style:font-size-complex="10pt"/>
    </style:style>
    <style:style style:name="P38" style:family="paragraph" style:parent-style-name="Preformatted_20_Text">
      <style:paragraph-properties fo:margin-top="0in" fo:margin-bottom="0in" loext:contextual-spacing="false" fo:line-height="115%" fo:text-align="start" style:justify-single-word="false" style:writing-mode="lr-tb"/>
      <style:text-properties fo:color="#00a933" style:font-name="Liberation Mono" fo:font-size="10pt" officeooo:rsid="00774897" officeooo:paragraph-rsid="002a83d0" style:font-size-asian="10pt" style:font-size-complex="10pt"/>
    </style:style>
    <style:style style:name="P39" style:family="paragraph" style:parent-style-name="Preformatted_20_Text">
      <style:paragraph-properties fo:margin-top="0in" fo:margin-bottom="0in" loext:contextual-spacing="false" fo:line-height="115%" fo:text-align="start" style:justify-single-word="false" style:writing-mode="lr-tb"/>
      <style:text-properties fo:color="#00a933" style:font-name="Liberation Mono" fo:font-size="10pt" officeooo:rsid="007e9f53" officeooo:paragraph-rsid="002cc2c2" style:font-size-asian="10pt" style:font-size-complex="10pt"/>
    </style:style>
    <style:style style:name="P40" style:family="paragraph" style:parent-style-name="Standard">
      <style:paragraph-properties fo:text-align="start" style:justify-single-word="false"/>
      <style:text-properties style:font-name="Liberation Mono" fo:font-size="10pt" officeooo:rsid="00315d31" officeooo:paragraph-rsid="0016930e" style:font-size-asian="10pt" style:font-size-complex="10pt"/>
    </style:style>
    <style:style style:name="P41" style:family="paragraph" style:parent-style-name="Standard">
      <style:paragraph-properties fo:text-align="start" style:justify-single-word="false"/>
      <style:text-properties style:font-name="Liberation Mono" fo:font-size="10pt" officeooo:paragraph-rsid="0016930e" style:font-size-asian="10pt" style:font-size-complex="10pt"/>
    </style:style>
    <style:style style:name="P42" style:family="paragraph" style:parent-style-name="Standard">
      <style:paragraph-properties fo:text-align="start" style:justify-single-word="false"/>
      <style:text-properties style:font-name="Liberation Mono" fo:font-size="10pt" officeooo:rsid="003610d6" officeooo:paragraph-rsid="0016930e" style:font-size-asian="10pt" style:font-size-complex="10pt"/>
    </style:style>
    <style:style style:name="P43" style:family="paragraph" style:parent-style-name="Standard">
      <style:paragraph-properties fo:text-align="start" style:justify-single-word="false"/>
      <style:text-properties style:font-name="Liberation Mono" fo:font-size="10pt" officeooo:rsid="00351acf" officeooo:paragraph-rsid="0016930e" style:font-size-asian="10pt" style:font-size-complex="10pt"/>
    </style:style>
    <style:style style:name="P44" style:family="paragraph" style:parent-style-name="Standard">
      <style:paragraph-properties fo:text-align="start" style:justify-single-word="false"/>
      <style:text-properties style:font-name="Liberation Mono" fo:font-size="10pt" officeooo:rsid="00441a36" officeooo:paragraph-rsid="00226f2b" style:font-size-asian="10pt" style:font-size-complex="10pt"/>
    </style:style>
    <style:style style:name="P45" style:family="paragraph" style:parent-style-name="Standard">
      <style:paragraph-properties fo:text-align="start" style:justify-single-word="false"/>
      <style:text-properties style:font-name="Liberation Mono" fo:font-size="10pt" fo:font-weight="normal" officeooo:rsid="005b65e4" officeooo:paragraph-rsid="00226f2b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Mono" fo:font-size="10pt" fo:font-weight="normal" officeooo:rsid="005bd495" officeooo:paragraph-rsid="002542ea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style:font-name="Liberation Mono" fo:font-size="10pt" officeooo:rsid="0029390c" officeooo:paragraph-rsid="000fd27a" style:font-size-asian="10pt" style:font-size-complex="10pt"/>
    </style:style>
    <style:style style:name="P48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5b65e4" officeooo:paragraph-rsid="00226f2b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text-align="start" style:justify-single-word="false"/>
      <style:text-properties officeooo:paragraph-rsid="001fc096"/>
    </style:style>
    <style:style style:name="P50" style:family="paragraph" style:parent-style-name="Standard">
      <style:paragraph-properties fo:text-align="start" style:justify-single-word="false"/>
      <style:text-properties officeooo:paragraph-rsid="00211977"/>
    </style:style>
    <style:style style:name="P51" style:family="paragraph" style:parent-style-name="Standard">
      <style:paragraph-properties fo:text-align="start" style:justify-single-word="false"/>
      <style:text-properties fo:color="#2a6099" style:font-name="Liberation Mono" fo:font-size="10pt" fo:font-weight="bold" officeooo:rsid="013f9ddc" officeooo:paragraph-rsid="00226f2b" style:font-size-asian="10pt" style:font-weight-asian="bold" style:font-size-complex="10pt" style:font-weight-complex="bold"/>
    </style:style>
    <style:style style:name="T1" style:family="text">
      <style:text-properties officeooo:rsid="000e396a"/>
    </style:style>
    <style:style style:name="T2" style:family="text">
      <style:text-properties officeooo:rsid="000f5d9e"/>
    </style:style>
    <style:style style:name="T3" style:family="text">
      <style:text-properties fo:color="#2a6099" fo:font-weight="bold" style:font-weight-asian="bold" style:font-weight-complex="bold"/>
    </style:style>
    <style:style style:name="T4" style:family="text">
      <style:text-properties fo:color="#2a6099" style:font-name="Liberation Mono" fo:font-size="10pt" fo:font-weight="bold" officeooo:rsid="00441a36" style:font-size-asian="10pt" style:font-weight-asian="bold" style:font-size-complex="10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12987" style:font-weight-asian="bold" style:font-weight-complex="bold"/>
    </style:style>
    <style:style style:name="T7" style:family="text">
      <style:text-properties fo:font-weight="bold" officeooo:rsid="00340f3c" style:font-weight-asian="bold" style:font-weight-complex="bold"/>
    </style:style>
    <style:style style:name="T8" style:family="text">
      <style:text-properties fo:color="#0000cd"/>
    </style:style>
    <style:style style:name="T9" style:family="text">
      <style:text-properties fo:color="#0000cd" fo:font-weight="bold" style:font-weight-asian="bold" style:font-weight-complex="bold"/>
    </style:style>
    <style:style style:name="T10" style:family="text">
      <style:text-properties fo:color="#0000cd" fo:font-weight="bold" officeooo:rsid="000fd27a" style:font-weight-asian="bold" style:font-weight-complex="bold"/>
    </style:style>
    <style:style style:name="T11" style:family="text">
      <style:text-properties fo:color="#0000cd" fo:font-weight="bold" officeooo:rsid="000e396a" style:font-weight-asian="bold" style:font-weight-complex="bold"/>
    </style:style>
    <style:style style:name="T12" style:family="text">
      <style:text-properties fo:color="#0000cd" fo:font-weight="bold" officeooo:rsid="00108b38" style:font-weight-asian="bold" style:font-weight-complex="bold"/>
    </style:style>
    <style:style style:name="T13" style:family="text">
      <style:text-properties fo:color="#0000cd" fo:font-weight="bold" officeooo:rsid="0011f726" style:font-weight-asian="bold" style:font-weight-complex="bold"/>
    </style:style>
    <style:style style:name="T14" style:family="text">
      <style:text-properties fo:color="#0000cd" fo:font-weight="bold" officeooo:rsid="0011fb9d" style:font-weight-asian="bold" style:font-weight-complex="bold"/>
    </style:style>
    <style:style style:name="T15" style:family="text">
      <style:text-properties fo:color="#0000cd" fo:font-weight="bold" officeooo:rsid="0013e258" style:font-weight-asian="bold" style:font-weight-complex="bold"/>
    </style:style>
    <style:style style:name="T16" style:family="text">
      <style:text-properties fo:color="#0000cd" fo:font-weight="bold" officeooo:rsid="0014248a" style:font-weight-asian="bold" style:font-weight-complex="bold"/>
    </style:style>
    <style:style style:name="T17" style:family="text">
      <style:text-properties fo:color="#0000cd" fo:font-weight="bold" officeooo:rsid="0015dbd2" style:font-weight-asian="bold" style:font-weight-complex="bold"/>
    </style:style>
    <style:style style:name="T18" style:family="text">
      <style:text-properties fo:color="#0000cd" fo:font-weight="bold" officeooo:rsid="000f5d9e" style:font-weight-asian="bold" style:font-weight-complex="bold"/>
    </style:style>
    <style:style style:name="T19" style:family="text">
      <style:text-properties fo:color="#0000cd" fo:font-weight="bold" officeooo:rsid="0031d8af" style:font-weight-asian="bold" style:font-weight-complex="bold"/>
    </style:style>
    <style:style style:name="T20" style:family="text">
      <style:text-properties fo:color="#0000cd" fo:font-weight="bold" officeooo:rsid="0016930e" style:font-weight-asian="bold" style:font-weight-complex="bold"/>
    </style:style>
    <style:style style:name="T21" style:family="text">
      <style:text-properties fo:color="#0000cd" fo:font-weight="bold" officeooo:rsid="003610d6" style:font-weight-asian="bold" style:font-weight-complex="bold"/>
    </style:style>
    <style:style style:name="T22" style:family="text">
      <style:text-properties fo:color="#0000cd" fo:font-weight="bold" officeooo:rsid="0018503b" style:font-weight-asian="bold" style:font-weight-complex="bold"/>
    </style:style>
    <style:style style:name="T23" style:family="text">
      <style:text-properties fo:color="#0000cd" fo:font-weight="bold" officeooo:rsid="001a3cf0" style:font-weight-asian="bold" style:font-weight-complex="bold"/>
    </style:style>
    <style:style style:name="T24" style:family="text">
      <style:text-properties fo:color="#0000cd" fo:font-weight="bold" officeooo:rsid="001fc096" style:font-weight-asian="bold" style:font-weight-complex="bold"/>
    </style:style>
    <style:style style:name="T25" style:family="text">
      <style:text-properties fo:color="#0000cd" fo:font-weight="bold" officeooo:rsid="00226f2b" style:font-weight-asian="bold" style:font-weight-complex="bold"/>
    </style:style>
    <style:style style:name="T26" style:family="text">
      <style:text-properties fo:color="#0000cd" fo:font-weight="bold" officeooo:rsid="002542ea" style:font-weight-asian="bold" style:font-weight-complex="bold"/>
    </style:style>
    <style:style style:name="T27" style:family="text">
      <style:text-properties fo:color="#0000cd" fo:font-weight="bold" officeooo:rsid="00272843" style:font-weight-asian="bold" style:font-weight-complex="bold"/>
    </style:style>
    <style:style style:name="T28" style:family="text">
      <style:text-properties fo:color="#0000cd" fo:font-weight="bold" officeooo:rsid="00312987" style:font-weight-asian="bold" style:font-weight-complex="bold"/>
    </style:style>
    <style:style style:name="T29" style:family="text">
      <style:text-properties fo:color="#0000cd" fo:font-weight="bold" fo:background-color="transparent" loext:char-shading-value="0" style:font-weight-asian="bold" style:font-weight-complex="bold"/>
    </style:style>
    <style:style style:name="T30" style:family="text">
      <style:text-properties fo:color="#0000cd" fo:font-weight="bold" officeooo:rsid="00226f2b" fo:background-color="transparent" loext:char-shading-value="0" style:font-weight-asian="bold" style:font-weight-complex="bold"/>
    </style:style>
    <style:style style:name="T31" style:family="text">
      <style:text-properties fo:color="#0000cd" fo:font-weight="bold" officeooo:rsid="005bab04" fo:background-color="transparent" loext:char-shading-value="0" style:font-weight-asian="bold" style:font-weight-complex="bold"/>
    </style:style>
    <style:style style:name="T32" style:family="text">
      <style:text-properties fo:color="#0000cd" style:font-name="Liberation Mono" fo:font-size="10pt" fo:font-weight="bold" officeooo:rsid="0014248a" style:font-name-asian="Noto Sans Mono CJK SC" style:font-size-asian="10pt" style:font-weight-asian="bold" style:font-name-complex="Liberation Mono" style:font-size-complex="10pt" style:font-weight-complex="bold"/>
    </style:style>
    <style:style style:name="T33" style:family="text">
      <style:text-properties fo:color="#0000cd" style:font-name="Liberation Mono" fo:font-size="10pt" fo:font-weight="bold" officeooo:rsid="002b2479" style:font-name-asian="Noto Sans Mono CJK SC" style:font-size-asian="10pt" style:font-weight-asian="bold" style:font-name-complex="Liberation Mono" style:font-size-complex="10pt" style:font-weight-complex="bold"/>
    </style:style>
    <style:style style:name="T34" style:family="text">
      <style:text-properties fo:color="#0000cd" style:font-name="Liberation Mono" fo:font-size="10pt" fo:font-weight="bold" officeooo:rsid="001de34a" style:font-name-asian="Noto Sans Mono CJK SC" style:font-size-asian="10pt" style:font-weight-asian="bold" style:font-name-complex="Liberation Mono" style:font-size-complex="10pt" style:font-weight-complex="bold"/>
    </style:style>
    <style:style style:name="T35" style:family="text">
      <style:text-properties fo:color="#0000cd" style:font-name="Liberation Mono" fo:font-size="10pt" fo:font-weight="bold" style:font-size-asian="10pt" style:font-weight-asian="bold" style:font-size-complex="10pt" style:font-weight-complex="bold"/>
    </style:style>
    <style:style style:name="T36" style:family="text">
      <style:text-properties fo:color="#0000cd" style:font-name="Liberation Mono" fo:font-size="10pt" fo:font-weight="bold" officeooo:rsid="00441a36" style:font-size-asian="10pt" style:font-weight-asian="bold" style:font-size-complex="10pt" style:font-weight-complex="bold"/>
    </style:style>
    <style:style style:name="T37" style:family="text">
      <style:text-properties fo:color="#0000cd" style:font-name="Liberation Mono" fo:font-size="10pt" fo:font-weight="bold" officeooo:rsid="001fc096" style:font-size-asian="10pt" style:font-weight-asian="bold" style:font-size-complex="10pt" style:font-weight-complex="bold"/>
    </style:style>
    <style:style style:name="T38" style:family="text">
      <style:text-properties fo:color="#0000cd" style:font-name="Liberation Mono" fo:font-size="10pt" fo:font-weight="bold" officeooo:rsid="013c4ccc" style:font-size-asian="10pt" style:font-weight-asian="bold" style:font-size-complex="10pt" style:font-weight-complex="bold"/>
    </style:style>
    <style:style style:name="T39" style:family="text">
      <style:text-properties fo:color="#0000cd" style:font-name="Liberation Mono" fo:font-size="10pt" fo:font-weight="bold" officeooo:rsid="00211977" style:font-size-asian="10pt" style:font-weight-asian="bold" style:font-size-complex="10pt" style:font-weight-complex="bold"/>
    </style:style>
    <style:style style:name="T40" style:family="text">
      <style:text-properties fo:color="#0000cd" style:font-name="Liberation Mono" fo:font-size="10pt" fo:font-weight="bold" officeooo:rsid="018bf282" style:font-size-asian="10pt" style:font-weight-asian="bold" style:font-size-complex="10pt" style:font-weight-complex="bold"/>
    </style:style>
    <style:style style:name="T41" style:family="text">
      <style:text-properties fo:color="#0000cd" style:font-name="Liberation Mono" fo:font-size="10pt" fo:font-weight="bold" officeooo:rsid="0011fb9d" style:font-size-asian="10pt" style:font-weight-asian="bold" style:font-size-complex="10pt" style:font-weight-complex="bold"/>
    </style:style>
    <style:style style:name="T42" style:family="text">
      <style:text-properties fo:color="#0000cd" style:font-name="Liberation Mono" fo:font-size="10pt" fo:font-weight="bold" officeooo:rsid="00294be8" style:font-size-asian="10pt" style:font-weight-asian="bold" style:font-size-complex="10pt" style:font-weight-complex="bold"/>
    </style:style>
    <style:style style:name="T43" style:family="text">
      <style:text-properties fo:color="#0000cd" style:font-name="Liberation Mono" fo:font-size="10pt" fo:font-weight="bold" officeooo:rsid="00296f59" style:font-size-asian="10pt" style:font-weight-asian="bold" style:font-size-complex="10pt" style:font-weight-complex="bold"/>
    </style:style>
    <style:style style:name="T44" style:family="text">
      <style:text-properties fo:color="#0000cd" style:font-name="Liberation Mono" fo:font-size="10pt" fo:font-weight="bold" officeooo:rsid="002a83d0" style:font-size-asian="10pt" style:font-weight-asian="bold" style:font-size-complex="10pt" style:font-weight-complex="bold"/>
    </style:style>
    <style:style style:name="T45" style:family="text">
      <style:text-properties fo:color="#0000cd" style:font-name="Liberation Mono" fo:font-size="10pt" fo:font-weight="bold" officeooo:rsid="00750e99" style:font-size-asian="10pt" style:font-weight-asian="bold" style:font-size-complex="10pt" style:font-weight-complex="bold"/>
    </style:style>
    <style:style style:name="T46" style:family="text">
      <style:text-properties fo:color="#0000cd" style:font-name="Liberation Mono" fo:font-size="10pt" fo:font-weight="bold" officeooo:rsid="0064a91d" style:font-size-asian="10pt" style:font-weight-asian="bold" style:font-size-complex="10pt" style:font-weight-complex="bold"/>
    </style:style>
    <style:style style:name="T47" style:family="text">
      <style:text-properties fo:color="#0000cd" style:font-name="Liberation Mono" fo:font-size="10pt" fo:font-weight="bold" officeooo:rsid="002b2479" style:font-size-asian="10pt" style:font-weight-asian="bold" style:font-size-complex="10pt" style:font-weight-complex="bold"/>
    </style:style>
    <style:style style:name="T48" style:family="text">
      <style:text-properties fo:color="#0000cd" style:font-name="Liberation Mono" fo:font-size="10pt" fo:font-weight="bold" officeooo:rsid="007d526a" style:font-size-asian="10pt" style:font-weight-asian="bold" style:font-size-complex="10pt" style:font-weight-complex="bold"/>
    </style:style>
    <style:style style:name="T49" style:family="text">
      <style:text-properties fo:color="#0000cd" style:font-name="Liberation Mono" fo:font-size="10pt" fo:font-weight="bold" officeooo:rsid="002c5538" style:font-size-asian="10pt" style:font-weight-asian="bold" style:font-size-complex="10pt" style:font-weight-complex="bold"/>
    </style:style>
    <style:style style:name="T50" style:family="text">
      <style:text-properties fo:color="#0000cd" style:font-name="Liberation Mono" fo:font-size="10pt" fo:font-weight="bold" officeooo:rsid="007e5789" style:font-size-asian="10pt" style:font-weight-asian="bold" style:font-size-complex="10pt" style:font-weight-complex="bold"/>
    </style:style>
    <style:style style:name="T51" style:family="text">
      <style:text-properties fo:color="#0000cd" style:font-name="Liberation Mono" fo:font-size="10pt" fo:font-weight="bold" officeooo:rsid="007e9f53" style:font-size-asian="10pt" style:font-weight-asian="bold" style:font-size-complex="10pt" style:font-weight-complex="bold"/>
    </style:style>
    <style:style style:name="T52" style:family="text">
      <style:text-properties fo:color="#0000cd" style:font-name="Liberation Mono" fo:font-size="10pt" fo:font-weight="normal" officeooo:rsid="0064a91d" style:font-size-asian="10pt" style:font-weight-asian="normal" style:font-size-complex="10pt" style:font-weight-complex="normal"/>
    </style:style>
    <style:style style:name="T53" style:family="text">
      <style:text-properties fo:color="#0000cd" style:font-name="Liberation Mono" fo:font-size="10pt" fo:font-weight="normal" officeooo:rsid="002c5538" style:font-size-asian="10pt" style:font-weight-asian="normal" style:font-size-complex="10pt" style:font-weight-complex="normal"/>
    </style:style>
    <style:style style:name="T54" style:family="text">
      <style:text-properties fo:color="#0000cd" style:font-name="Liberation Mono" fo:font-size="10pt" fo:font-weight="normal" officeooo:rsid="007e5789" style:font-size-asian="10pt" style:font-weight-asian="normal" style:font-size-complex="10pt" style:font-weight-complex="normal"/>
    </style:style>
    <style:style style:name="T55" style:family="text">
      <style:text-properties fo:color="#0000cd" officeooo:rsid="00226f2b"/>
    </style:style>
    <style:style style:name="T56" style:family="text">
      <style:text-properties officeooo:rsid="00108b38"/>
    </style:style>
    <style:style style:name="T57" style:family="text">
      <style:text-properties officeooo:rsid="0011fb9d"/>
    </style:style>
    <style:style style:name="T58" style:family="text">
      <style:text-properties fo:color="#00a933"/>
    </style:style>
    <style:style style:name="T59" style:family="text">
      <style:text-properties fo:color="#00a933" fo:font-weight="bold" style:font-weight-asian="bold" style:font-weight-complex="bold"/>
    </style:style>
    <style:style style:name="T60" style:family="text">
      <style:text-properties fo:color="#00a933" fo:font-weight="normal"/>
    </style:style>
    <style:style style:name="T61" style:family="text">
      <style:text-properties fo:color="#00a933" fo:font-weight="normal" officeooo:rsid="001a3cf0" style:font-weight-asian="normal" style:font-weight-complex="normal"/>
    </style:style>
    <style:style style:name="T62" style:family="text">
      <style:text-properties fo:color="#00a933" fo:font-weight="normal" officeooo:rsid="0011fb9d" style:font-weight-asian="normal" style:font-weight-complex="normal"/>
    </style:style>
    <style:style style:name="T63" style:family="text">
      <style:text-properties fo:color="#00a933" fo:font-weight="normal" officeooo:rsid="000e396a" style:font-weight-asian="normal" style:font-weight-complex="normal"/>
    </style:style>
    <style:style style:name="T64" style:family="text">
      <style:text-properties fo:color="#00a933" fo:font-weight="normal" officeooo:rsid="0013e258" style:font-weight-asian="normal" style:font-weight-complex="normal"/>
    </style:style>
    <style:style style:name="T65" style:family="text">
      <style:text-properties fo:color="#00a933" style:text-underline-style="solid" style:text-underline-width="auto" style:text-underline-color="font-color" fo:font-weight="bold" officeooo:rsid="0016930e" style:font-weight-asian="bold" style:font-weight-complex="bold"/>
    </style:style>
    <style:style style:name="T66" style:family="text">
      <style:text-properties fo:color="#00a933" style:font-name="Liberation Mono" fo:font-size="10pt" fo:font-weight="normal" officeooo:rsid="0062ee9b" style:font-size-asian="10pt" style:font-weight-asian="normal" style:font-size-complex="10pt" style:font-weight-complex="normal"/>
    </style:style>
    <style:style style:name="T67" style:family="text">
      <style:text-properties fo:color="#00a933" style:font-name="Liberation Mono" fo:font-size="10pt" fo:font-weight="normal" officeooo:rsid="0064a91d" style:font-size-asian="10pt" style:font-weight-asian="normal" style:font-size-complex="10pt" style:font-weight-complex="normal"/>
    </style:style>
    <style:style style:name="T68" style:family="text">
      <style:text-properties fo:color="#00a933" style:font-name="Liberation Mono" fo:font-size="10pt" fo:font-weight="normal" officeooo:rsid="007e5789" style:font-size-asian="10pt" style:font-weight-asian="normal" style:font-size-complex="10pt" style:font-weight-complex="normal"/>
    </style:style>
    <style:style style:name="T69" style:family="text">
      <style:text-properties fo:color="#00a933" style:font-name="Liberation Mono" fo:font-size="10pt" fo:font-weight="normal" officeooo:rsid="002c5538" style:font-size-asian="10pt" style:font-weight-asian="normal" style:font-size-complex="10pt" style:font-weight-complex="normal"/>
    </style:style>
    <style:style style:name="T70" style:family="text">
      <style:text-properties fo:color="#00a933" style:font-name="Liberation Mono" fo:font-size="10pt" fo:font-weight="normal" officeooo:rsid="007e9f53" style:font-size-asian="10pt" style:font-weight-asian="normal" style:font-size-complex="10pt" style:font-weight-complex="normal"/>
    </style:style>
    <style:style style:name="T71" style:family="text">
      <style:text-properties fo:color="#00a933" style:font-name="Liberation Mono" fo:font-size="10pt" officeooo:rsid="007e9f53" style:font-size-asian="10pt" style:font-size-complex="10pt"/>
    </style:style>
    <style:style style:name="T72" style:family="text">
      <style:text-properties fo:color="#00a933" style:font-name="Liberation Mono" fo:font-size="10pt" officeooo:rsid="002c5538" style:font-size-asian="10pt" style:font-size-complex="10pt"/>
    </style:style>
    <style:style style:name="T73" style:family="text">
      <style:text-properties fo:color="#00a933" style:font-name="Liberation Mono" fo:font-size="10pt" fo:font-weight="bold" officeooo:rsid="007e9f53" style:font-size-asian="10pt" style:font-weight-asian="bold" style:font-size-complex="10pt" style:font-weight-complex="bold"/>
    </style:style>
    <style:style style:name="T74" style:family="text">
      <style:text-properties fo:color="#00a933" style:font-name="Liberation Mono" fo:font-size="10pt" fo:font-weight="bold" officeooo:rsid="002c5538" style:font-size-asian="10pt" style:font-weight-asian="bold" style:font-size-complex="10pt" style:font-weight-complex="bold"/>
    </style:style>
    <style:style style:name="T75" style:family="text">
      <style:text-properties officeooo:rsid="0013e258"/>
    </style:style>
    <style:style style:name="T76" style:family="text">
      <style:text-properties officeooo:rsid="0014248a"/>
    </style:style>
    <style:style style:name="T77" style:family="text">
      <style:text-properties style:font-name="Liberation Mono" fo:font-size="10pt" officeooo:rsid="002b2479" style:font-name-asian="Noto Sans Mono CJK SC" style:font-size-asian="10pt" style:font-name-complex="Liberation Mono" style:font-size-complex="10pt"/>
    </style:style>
    <style:style style:name="T78" style:family="text">
      <style:text-properties style:font-name="Liberation Mono" fo:font-size="10pt" officeooo:rsid="007d526a" style:font-name-asian="Noto Sans Mono CJK SC" style:font-size-asian="10pt" style:font-name-complex="Liberation Mono" style:font-size-complex="10pt"/>
    </style:style>
    <style:style style:name="T79" style:family="text">
      <style:text-properties style:font-name="Liberation Mono" fo:font-size="10pt" officeooo:rsid="0136df07" style:font-name-asian="Noto Sans Mono CJK SC" style:font-size-asian="10pt" style:font-name-complex="Liberation Mono" style:font-size-complex="10pt"/>
    </style:style>
    <style:style style:name="T80" style:family="text">
      <style:text-properties style:font-name="Liberation Mono" fo:font-size="10pt" fo:font-weight="bold" officeooo:rsid="0136df07" style:font-name-asian="Noto Sans Mono CJK SC" style:font-size-asian="10pt" style:font-weight-asian="bold" style:font-name-complex="Liberation Mono" style:font-size-complex="10pt" style:font-weight-complex="bold"/>
    </style:style>
    <style:style style:name="T81" style:family="text">
      <style:text-properties style:font-name="Liberation Mono" fo:font-size="10pt" fo:font-weight="bold" officeooo:rsid="007d526a" style:font-name-asian="Noto Sans Mono CJK SC" style:font-size-asian="10pt" style:font-weight-asian="bold" style:font-name-complex="Liberation Mono" style:font-size-complex="10pt" style:font-weight-complex="bold"/>
    </style:style>
    <style:style style:name="T82" style:family="text">
      <style:text-properties style:font-name="Liberation Mono" fo:font-size="10pt" fo:font-weight="bold" officeooo:rsid="00296f59" style:font-size-asian="10pt" style:font-weight-asian="bold" style:font-size-complex="10pt" style:font-weight-complex="bold"/>
    </style:style>
    <style:style style:name="T83" style:family="text">
      <style:text-properties style:font-name="Liberation Mono" fo:font-size="10pt" officeooo:rsid="00441a36" style:font-size-asian="10pt" style:font-size-complex="10pt"/>
    </style:style>
    <style:style style:name="T84" style:family="text"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T85" style:family="text">
      <style:text-properties style:font-name="Liberation Mono" fo:font-size="10pt" fo:font-weight="normal" officeooo:rsid="0064a91d" style:font-size-asian="10pt" style:font-weight-asian="normal" style:font-size-complex="10pt" style:font-weight-complex="normal"/>
    </style:style>
    <style:style style:name="T86" style:family="text">
      <style:text-properties style:font-name="Liberation Mono" fo:font-size="10pt" fo:font-weight="normal" officeooo:rsid="00664b11" style:font-size-asian="10pt" style:font-weight-asian="normal" style:font-size-complex="10pt" style:font-weight-complex="normal"/>
    </style:style>
    <style:style style:name="T87" style:family="text">
      <style:text-properties style:font-name="Liberation Mono" fo:font-size="10pt" fo:font-weight="normal" officeooo:rsid="018bf282" style:font-size-asian="10pt" style:font-weight-asian="normal" style:font-size-complex="10pt" style:font-weight-complex="normal"/>
    </style:style>
    <style:style style:name="T88" style:family="text">
      <style:text-properties style:font-name="Liberation Mono" fo:font-size="10pt" fo:font-weight="normal" officeooo:rsid="0011fb9d" style:font-size-asian="10pt" style:font-weight-asian="normal" style:font-size-complex="10pt" style:font-weight-complex="normal"/>
    </style:style>
    <style:style style:name="T89" style:family="text">
      <style:text-properties style:font-name="Liberation Mono" fo:font-size="10pt" fo:font-weight="normal" officeooo:rsid="00294be8" style:font-size-asian="10pt" style:font-weight-asian="normal" style:font-size-complex="10pt" style:font-weight-complex="normal"/>
    </style:style>
    <style:style style:name="T90" style:family="text">
      <style:text-properties style:font-name="Liberation Mono" fo:font-size="10pt" fo:font-weight="normal" officeooo:rsid="00296f59" style:font-size-asian="10pt" style:font-weight-asian="normal" style:font-size-complex="10pt" style:font-weight-complex="normal"/>
    </style:style>
    <style:style style:name="T91" style:family="text">
      <style:text-properties style:font-name="Liberation Mono" fo:font-size="10pt" fo:font-weight="normal" officeooo:rsid="00750e99" style:font-size-asian="10pt" style:font-weight-asian="normal" style:font-size-complex="10pt" style:font-weight-complex="normal"/>
    </style:style>
    <style:style style:name="T92" style:family="text">
      <style:text-properties style:font-name="Liberation Mono" fo:font-size="10pt" fo:font-weight="normal" officeooo:rsid="007ca70b" style:font-size-asian="10pt" style:font-weight-asian="normal" style:font-size-complex="10pt" style:font-weight-complex="normal"/>
    </style:style>
    <style:style style:name="T93" style:family="text">
      <style:text-properties style:font-name="Liberation Mono" fo:font-size="10pt" fo:font-weight="normal" officeooo:rsid="007e9f53" style:font-size-asian="10pt" style:font-weight-asian="normal" style:font-size-complex="10pt" style:font-weight-complex="normal"/>
    </style:style>
    <style:style style:name="T94" style:family="text">
      <style:text-properties officeooo:rsid="0015dbd2"/>
    </style:style>
    <style:style style:name="T95" style:family="text">
      <style:text-properties fo:color="#800080" style:font-name="Liberation Mono" fo:font-size="10pt" officeooo:rsid="00441a36" style:font-size-asian="10pt" style:font-size-complex="10pt"/>
    </style:style>
    <style:style style:name="T96" style:family="text">
      <style:text-properties fo:color="#800080" style:font-name="Liberation Mono" fo:font-size="10pt" fo:font-weight="bold" officeooo:rsid="00441a36" style:font-size-asian="10pt" style:font-weight-asian="bold" style:font-size-complex="10pt" style:font-weight-complex="bold"/>
    </style:style>
    <style:style style:name="T97" style:family="text">
      <style:text-properties fo:color="#800080" style:font-name="Liberation Mono" fo:font-size="10pt" fo:font-weight="normal" officeooo:rsid="0064a91d" style:font-size-asian="10pt" style:font-weight-asian="normal" style:font-size-complex="10pt" style:font-weight-complex="normal"/>
    </style:style>
    <style:style style:name="T98" style:family="text">
      <style:text-properties fo:color="#800080" style:font-name="Liberation Mono" fo:font-size="10pt" fo:font-weight="normal" officeooo:rsid="002c5538" style:font-size-asian="10pt" style:font-weight-asian="normal" style:font-size-complex="10pt" style:font-weight-complex="normal"/>
    </style:style>
    <style:style style:name="T99" style:family="text">
      <style:text-properties fo:color="#800080" style:font-name="Liberation Mono" fo:font-size="10pt" fo:font-weight="normal" officeooo:rsid="007e9f53" style:font-size-asian="10pt" style:font-weight-asian="normal" style:font-size-complex="10pt" style:font-weight-complex="normal"/>
    </style:style>
    <style:style style:name="T100" style:family="text">
      <style:text-properties officeooo:rsid="0031d8af"/>
    </style:style>
    <style:style style:name="T101" style:family="text">
      <style:text-properties fo:color="#ff0000" officeooo:rsid="01322a9b"/>
    </style:style>
    <style:style style:name="T102" style:family="text">
      <style:text-properties fo:font-weight="normal" officeooo:rsid="000e396a" style:font-weight-asian="normal" style:font-weight-complex="normal"/>
    </style:style>
    <style:style style:name="T103" style:family="text">
      <style:text-properties fo:color="#000000" fo:font-weight="normal"/>
    </style:style>
    <style:style style:name="T104" style:family="text">
      <style:text-properties fo:color="#000000" fo:font-weight="normal" style:font-weight-asian="normal" style:font-weight-complex="normal"/>
    </style:style>
    <style:style style:name="T105" style:family="text">
      <style:text-properties fo:color="#000000" fo:font-weight="normal" officeooo:rsid="001fc096" style:font-weight-asian="normal" style:font-weight-complex="normal"/>
    </style:style>
    <style:style style:name="T106" style:family="text">
      <style:text-properties fo:color="#000000" fo:font-weight="normal" officeooo:rsid="00226f2b" style:font-weight-asian="normal" style:font-weight-complex="normal"/>
    </style:style>
    <style:style style:name="T107" style:family="text">
      <style:text-properties fo:color="#000000" fo:font-weight="normal" officeooo:rsid="002444bc" style:font-weight-asian="normal" style:font-weight-complex="normal"/>
    </style:style>
    <style:style style:name="T108" style:family="text">
      <style:text-properties fo:color="#000000" style:font-name="Liberation Mono" fo:font-size="10pt" fo:font-weight="normal" officeooo:rsid="001fc096" style:font-name-asian="Noto Sans Mono CJK SC" style:font-size-asian="10pt" style:font-weight-asian="normal" style:font-name-complex="Liberation Mono" style:font-size-complex="10pt" style:font-weight-complex="normal"/>
    </style:style>
    <style:style style:name="T109" style:family="text">
      <style:text-properties fo:color="#000000" style:font-name="Liberation Mono" fo:font-size="10pt" fo:font-weight="normal" officeooo:rsid="00441a36" style:font-size-asian="10pt" style:font-weight-asian="normal" style:font-size-complex="10pt" style:font-weight-complex="normal"/>
    </style:style>
    <style:style style:name="T110" style:family="text">
      <style:text-properties fo:color="#000000" style:font-name="Liberation Mono" fo:font-size="10pt" fo:font-weight="normal" officeooo:rsid="002c5538" style:font-size-asian="10pt" style:font-weight-asian="normal" style:font-size-complex="10pt" style:font-weight-complex="normal"/>
    </style:style>
    <style:style style:name="T111" style:family="text">
      <style:text-properties fo:color="#000000" style:font-name="Liberation Mono" fo:font-size="10pt" officeooo:rsid="00441a36" style:font-size-asian="10pt" style:font-size-complex="10pt"/>
    </style:style>
    <style:style style:name="T112" style:family="text">
      <style:text-properties fo:color="#000000" style:font-name="Liberation Mono" fo:font-size="10pt" officeooo:rsid="001fc096" style:font-size-asian="10pt" style:font-size-complex="10pt"/>
    </style:style>
    <style:style style:name="T113" style:family="text">
      <style:text-properties fo:color="#000000" style:font-name="Liberation Mono" fo:font-size="10pt" officeooo:rsid="013c4ccc" style:font-size-asian="10pt" style:font-size-complex="10pt"/>
    </style:style>
    <style:style style:name="T114" style:family="text">
      <style:text-properties fo:color="#000000" style:font-name="Liberation Mono" fo:font-size="10pt" fo:font-weight="bold" officeooo:rsid="00441a36" style:font-size-asian="10pt" style:font-weight-asian="bold" style:font-size-complex="10pt" style:font-weight-complex="bold"/>
    </style:style>
    <style:style style:name="T115" style:family="text">
      <style:text-properties fo:color="#000000" style:font-name="Liberation Mono" fo:font-size="10pt" fo:font-weight="bold" officeooo:rsid="002c5538" style:font-size-asian="10pt" style:font-weight-asian="bold" style:font-size-complex="10pt" style:font-weight-complex="bold"/>
    </style:style>
    <style:style style:name="T116" style:family="text">
      <style:text-properties fo:color="#000000" style:font-name="Droid Sans Mono" fo:font-size="10.5pt" fo:font-weight="normal"/>
    </style:style>
    <style:style style:name="T117" style:family="text">
      <style:text-properties fo:color="#000000" style:font-name="Droid Sans Mono" fo:font-weight="normal"/>
    </style:style>
    <style:style style:name="T118" style:family="text">
      <style:text-properties officeooo:rsid="003610d6"/>
    </style:style>
    <style:style style:name="T119" style:family="text">
      <style:text-properties officeooo:rsid="0018503b"/>
    </style:style>
    <style:style style:name="T120" style:family="text">
      <style:text-properties officeooo:rsid="001a3cf0"/>
    </style:style>
    <style:style style:name="T121" style:family="text">
      <style:text-properties officeooo:rsid="001de34a"/>
    </style:style>
    <style:style style:name="T122" style:family="text">
      <style:text-properties officeooo:rsid="001fc096"/>
    </style:style>
    <style:style style:name="T123" style:family="text">
      <style:text-properties officeooo:rsid="005bab04"/>
    </style:style>
    <style:style style:name="T124" style:family="text">
      <style:text-properties fo:background-color="transparent" loext:char-shading-value="0"/>
    </style:style>
    <style:style style:name="T125" style:family="text">
      <style:text-properties fo:background-color="transparent" loext:char-shading-value="0"/>
    </style:style>
    <style:style style:name="T126" style:family="text">
      <style:text-properties officeooo:rsid="002542ea"/>
    </style:style>
    <style:style style:name="T127" style:family="text">
      <style:text-properties officeooo:rsid="00272843"/>
    </style:style>
    <style:style style:name="T128" style:family="text">
      <style:text-properties officeooo:rsid="00312987"/>
    </style:style>
    <style:style style:name="T129" style:family="text">
      <style:text-properties fo:color="#d4d4d4" style:font-name="Droid Sans Mono" fo:font-size="10.5pt" fo:font-weight="normal"/>
    </style:style>
    <style:style style:name="T130" style:family="text">
      <style:text-properties fo:color="#d4d4d4" style:font-name="Droid Sans Mono" fo:font-size="10.5pt" fo:font-weight="normal" fo:background-color="#1e1e1e" loext:char-shading-value="0"/>
    </style:style>
    <style:style style:name="T131" style:family="text">
      <style:text-properties fo:color="#4ec9b0" style:font-name="Droid Sans Mono" fo:font-size="10.5pt" fo:font-weight="normal"/>
    </style:style>
    <style:style style:name="T132" style:family="text">
      <style:text-properties fo:color="#4ec9b0" style:font-name="Droid Sans Mono" fo:font-size="10.5pt" fo:font-weight="normal" fo:background-color="#1e1e1e" loext:char-shading-value="0"/>
    </style:style>
    <style:style style:name="T133" style:family="text">
      <style:text-properties fo:color="#dcdcaa" style:font-name="Droid Sans Mono" fo:font-size="10.5pt" fo:font-weight="normal"/>
    </style:style>
    <style:style style:name="T134" style:family="text">
      <style:text-properties fo:color="#dcdcaa" style:font-name="Droid Sans Mono" fo:font-size="10.5pt" fo:font-weight="normal" fo:background-color="#1e1e1e" loext:char-shading-value="0"/>
    </style:style>
    <style:style style:name="T135" style:family="text">
      <style:text-properties fo:color="#9cdcfe" style:font-name="Droid Sans Mono" fo:font-size="10.5pt" fo:font-weight="normal"/>
    </style:style>
    <style:style style:name="T136" style:family="text">
      <style:text-properties fo:color="#9cdcfe" style:font-name="Droid Sans Mono" fo:font-size="10.5pt" fo:font-weight="normal" fo:background-color="#1e1e1e" loext:char-shading-value="0"/>
    </style:style>
    <style:style style:name="T137" style:family="text">
      <style:text-properties fo:color="#b5cea8" style:font-name="Droid Sans Mono" fo:font-size="10.5pt" fo:font-weight="normal"/>
    </style:style>
    <style:style style:name="T138" style:family="text">
      <style:text-properties fo:color="#b5cea8" style:font-name="Droid Sans Mono" fo:font-size="10.5pt" fo:font-weight="normal" fo:background-color="#1e1e1e" loext:char-shading-value="0"/>
    </style:style>
    <style:style style:name="T139" style:family="text">
      <style:text-properties officeooo:rsid="00340f3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++ personal cheat sheet</text:p>
      <text:p text:style-name="Preformatted_20_Text"/>
      <text:p text:style-name="P5">0) general:</text:p>
      <text:p text:style-name="P2"/>
      <text:p text:style-name="P47"><text:span text:style-name="T9">-</text:span><text:span text:style-name="T10">&gt; </text:span><text:span text:style-name="T9">// </text:span>- single line comments</text:p>
      <text:p text:style-name="P47"><text:span text:style-name="T9">-</text:span><text:span text:style-name="T10">&gt; </text:span><text:span text:style-name="T9">/*</text:span><text:span text:style-name="T8"> … </text:span><text:span text:style-name="T9">*/</text:span><text:span text:style-name="T8"> </text:span>- multiple line comments </text:p>
      <text:p text:style-name="P47"><text:span text:style-name="T9">-</text:span><text:span text:style-name="T12">&gt; int main() {... </text:span><text:span text:style-name="T13">return 0;</text:span><text:span text:style-name="T12">} </text:span><text:span text:style-name="T56">- starting point of program execution.</text:span></text:p>
      <text:p text:style-name="P3"><text:span text:style-name="T11">-&gt; sizeof() </text:span><text:span text:style-name="T1">- </text:span>Yields the size in bytes of the object representation of type</text:p>
      <text:p text:style-name="Preformatted_20_Text"><text:tab/><text:span text:style-name="T63">sizeof(int)<text:tab/></text:span><text:span text:style-name="T102"><text:tab/><text:tab/><text:tab/><text:tab/><text:tab/><text:tab/><text:tab/><text:tab/># out: 4</text:span></text:p>
      <text:p text:style-name="Preformatted_20_Text"><text:span text:style-name="T9">-</text:span><text:span text:style-name="T14">&gt; using namespace …;</text:span><text:span text:style-name="T57"> - defining namespace</text:span></text:p>
      <text:p text:style-name="Preformatted_20_Text"><text:tab/><text:span text:style-name="T62">using namespace std;</text:span></text:p>
      <text:p text:style-name="P9"><text:span text:style-name="T14">-</text:span><text:span text:style-name="T15">&gt; using …;</text:span><text:span text:style-name="T75"> - enable to specify only what you need</text:span></text:p>
      <text:p text:style-name="Preformatted_20_Text"><text:span text:style-name="T104"><text:tab/></text:span><text:span text:style-name="T64">using std::cin;</text:span></text:p>
      <text:p text:style-name="Preformatted_20_Text"><text:span text:style-name="T9">-</text:span><text:span text:style-name="T16">&gt; </text:span><text:span text:style-name="T32">&lt;&lt;</text:span><text:span text:style-name="T16"> </text:span><text:span text:style-name="T76">- insertion operator</text:span></text:p>
      <text:p text:style-name="Preformatted_20_Text"><text:span text:style-name="T9">-</text:span><text:span text:style-name="T16">&gt; &gt;&gt;</text:span><text:span text:style-name="T76"> - extraction operator</text:span></text:p>
      <text:p text:style-name="Preformatted_20_Text"><text:span text:style-name="T9">-</text:span><text:span text:style-name="T23">&gt; const</text:span><text:span text:style-name="T120"> – declare constant variable, function</text:span></text:p>
      <text:p text:style-name="Preformatted_20_Text"><text:tab/><text:span text:style-name="T61">const int months_in_year {12};</text:span></text:p>
      <text:p text:style-name="P48"><text:span text:style-name="T29">-</text:span><text:span text:style-name="T30">&gt; </text:span><text:span text:style-name="T31">static_cast&lt;data_type&gt;(variable)</text:span><text:span text:style-name="T123"> - </text:span>e<text:span text:style-name="T123">xplicit type casting</text:span></text:p>
      <text:p text:style-name="P48"><text:tab/><text:span text:style-name="T58">num3 = </text:span><text:span text:style-name="T59">static_cast&lt;double&gt;(num1)</text:span><text:span text:style-name="T58"> / num2</text:span></text:p>
      <text:p text:style-name="P45"><text:span text:style-name="T9">-</text:span><text:span text:style-name="T27">&gt; !, &amp;&amp;, ||</text:span><text:span text:style-name="T127"> - logical operators: not, and, or</text:span></text:p>
      <text:p text:style-name="P10"><text:tab/><text:span text:style-name="T66">w</text:span><text:span text:style-name="T67">ithin_bounds = (num &gt; lower &amp;&amp; num &lt; upper)</text:span><text:span text:style-name="T85"> -</text:span><text:span text:style-name="T86"> important parenthesis </text:span><text:span text:style-name="T87">for <text:tab/><text:tab/>logical expressions</text:span></text:p>
      <text:p text:style-name="P10"><text:span text:style-name="T40">-</text:span><text:span text:style-name="T42">&gt; if, else if, else</text:span><text:span text:style-name="T89"> – conditionals</text:span></text:p>
      <text:p text:style-name="P24"><text:span text:style-name="T89"><text:tab/>if (expr) {...;}</text:span></text:p>
      <text:p text:style-name="P24"><text:span text:style-name="T89"><text:tab/>else if (expr) {...;}</text:span></text:p>
      <text:p text:style-name="P25"><text:span text:style-name="T84"><text:tab/>else {...;}</text:span></text:p>
      <text:p text:style-name="P12"><text:span text:style-name="T35">-</text:span><text:span text:style-name="T44">&gt; </text:span><text:span text:style-name="T45">(cond_expr) ? expr1 : expr2</text:span><text:span text:style-name="T91"> - </text:span><text:span text:style-name="T92">short form of ‘if’ statement</text:span></text:p>
      <text:p text:style-name="P26"><text:span text:style-name="T92"><text:tab/></text:span><text:span text:style-name="T91">cout &lt;&lt; num &lt;&lt; " is " &lt;&lt; ( (num %2 ==0) ? "even" : "odd" <text:s/>) &lt;&lt; endl;</text:span></text:p>
      <text:p text:style-name="P11"><text:span text:style-name="T40">-</text:span><text:span text:style-name="T43">&gt; switch </text:span><text:span text:style-name="T82">–</text:span><text:span text:style-name="T90"> used for multiply if statements</text:span></text:p>
      <text:p text:style-name="P36"><text:span text:style-name="T5"><text:tab/>switch</text:span>(expression) {</text:p>
      <text:p text:style-name="P37"><text:tab/> <text:s text:c="2"/><text:tab/><text:span text:style-name="T5">case</text:span> constant-expression:</text:p>
      <text:p text:style-name="P37"><text:s text:c="6"/><text:tab/><text:tab/>statement(s);</text:p>
      <text:p text:style-name="P37"><text:s text:c="6"/><text:tab/><text:tab/><text:span text:style-name="T5">break</text:span>; <text:tab/>//optional</text:p>
      <text:p text:style-name="P37"><text:s text:c="3"/><text:tab/><text:tab/>// you can have any number of case statements.</text:p>
      <text:p text:style-name="P37"><text:s text:c="3"/><text:tab/><text:tab/><text:span text:style-name="T5">default</text:span>: <text:tab/><text:tab/>//Optional</text:p>
      <text:p text:style-name="P37"><text:s text:c="6"/><text:tab/><text:tab/>statement(s);<text:tab/>}</text:p>
      <text:p text:style-name="P11"><text:span text:style-name="T40">-</text:span><text:span text:style-name="T41">&gt; for (int i = 0; i &lt; n; i++){...;}</text:span><text:span text:style-name="T88"> - basic for loop</text:span></text:p>
      <text:p text:style-name="P38"><text:tab/>for (int i {1}<text:span text:style-name="T5">,</text:span> j {5} ; i &lt;= 5; ++i<text:span text:style-name="T5">,</text:span> ++j) {</text:p>
      <text:p text:style-name="P38"><text:tab/><text:tab/>cout &lt;&lt; i &lt;&lt; “ * “ &lt;&lt; j &lt;&lt; “ : “ &lt;&lt; (i * j) &lt;&lt; endl;</text:p>
      <text:p text:style-name="P38"><text:span text:style-name="T85"><text:tab/>}</text:span></text:p>
      <text:p text:style-name="P31"><text:span text:style-name="T46">-</text:span><text:span text:style-name="T47">&gt; </text:span><text:span text:style-name="T48">for (var_type var_name: sequence) {...;</text:span><text:span text:style-name="T33">}</text:span><text:span text:style-name="T77"> - range-based for loops</text:span></text:p>
      <text:p text:style-name="P29"><text:span text:style-name="T77"><text:tab/></text:span><text:span text:style-name="T78">for (</text:span><text:span text:style-name="T80">auto</text:span><text:span text:style-name="T79">/</text:span><text:span text:style-name="T81">int</text:span><text:span text:style-name="T78"> score : scores) </text:span></text:p>
      <text:p text:style-name="P27"><text:span text:style-name="T77"><text:tab/><text:tab/>cout &lt;&lt; score &lt;&lt; endl;</text:span></text:p>
      <text:p text:style-name="P32"><text:span text:style-name="T46">-</text:span><text:span text:style-name="T49">&gt; </text:span><text:span text:style-name="T50">while (expression) {...;</text:span><text:span text:style-name="T49">}</text:span><text:span text:style-name="T98"> </text:span><text:span text:style-name="T110">- basic while loop</text:span></text:p>
      <text:p text:style-name="P32"><text:span text:style-name="T49">-&gt; </text:span><text:span text:style-name="T51">do {...;</text:span><text:span text:style-name="T49">} while (expression);</text:span><text:span text:style-name="T110"> - basic do-while loop</text:span></text:p>
      <text:p text:style-name="P30"><text:span text:style-name="T85"><text:tab/></text:span><text:span text:style-name="T93">int number {};</text:span></text:p>
      <text:p text:style-name="P39"><text:tab/><text:tab/>do {</text:p>
      <text:p text:style-name="P39"><text:tab/><text:tab/><text:tab/>cout &lt;&lt; “Enter an integer between 1 and 5: “;</text:p>
      <text:p text:style-name="P39"><text:tab/><text:tab/><text:tab/>cin &gt;&gt; number;</text:p>
      <text:p text:style-name="P28"><text:span text:style-name="T85"><text:tab/><text:tab/>} while (number &lt;= 1 || number &gt;= 5);</text:span></text:p>
      <text:p text:style-name="P23"><text:span text:style-name="T97"/></text:p>
      <text:p text:style-name="P23"><text:span text:style-name="T97"/></text:p>
      <text:p text:style-name="P6">1) variables:</text:p>
      <text:p text:style-name="P13"/>
      <text:p text:style-name="P41"><text:span text:style-name="T19">-</text:span><text:span text:style-name="T20">&gt; </text:span><text:span text:style-name="T19">int age;</text:span><text:span text:style-name="T100"> - uninitiliazed </text:span><text:span text:style-name="T101">(not a good practice)</text:span></text:p>
      <text:p text:style-name="P40"><text:span text:style-name="T20">-&gt; </text:span><text:span text:style-name="T19">int age = 21; </text:span><text:span text:style-name="T100">- C-like initilization</text:span></text:p>
      <text:p text:style-name="P40"><text:span text:style-name="T19">-</text:span><text:span text:style-name="T20">&gt; </text:span><text:span text:style-name="T19">int age (21); </text:span><text:span text:style-name="T100">- Constructor initilization</text:span></text:p>
      <text:p text:style-name="P40"><text:span text:style-name="T19">-</text:span><text:span text:style-name="T20">&gt; </text:span><text:span text:style-name="T19">int age {21}; </text:span><text:span text:style-name="T100">- c++11 list initilization syntax; helps to catch an error, <text:tab/></text:span><text:span text:style-name="T65">recommended</text:span><text:span text:style-name="T100"> <text:tab/></text:span></text:p>
      <text:p text:style-name="P43"><text:span text:style-name="T9">-</text:span><text:span text:style-name="T20">&gt; </text:span><text:span text:style-name="T9">unsigned</text:span><text:span text:style-name="T8">/signed </text:span><text:span text:style-name="T9">short</text:span><text:span text:style-name="T8"> int</text:span> # at least 16 bits</text:p>
      <text:p text:style-name="P43"><text:span text:style-name="T9">-</text:span><text:span text:style-name="T20">&gt; </text:span><text:span text:style-name="T9">unsigned</text:span><text:span text:style-name="T8">/signed </text:span><text:span text:style-name="T9">int</text:span><text:span text:style-name="T8"> </text:span># at least 16 bits</text:p>
      <text:p text:style-name="P43"><text:span text:style-name="T9">-</text:span><text:span text:style-name="T20">&gt; </text:span><text:span text:style-name="T9">unsigned</text:span><text:span text:style-name="T8">/signed </text:span><text:span text:style-name="T9">long</text:span><text:span text:style-name="T8"> int</text:span> # # at least 32 bits</text:p>
      <text:p text:style-name="P43"><text:soft-page-break/><text:span text:style-name="T9">-</text:span><text:span text:style-name="T20">&gt; </text:span><text:span text:style-name="T9">unsigned/signed long long int </text:span><text:span text:style-name="T104"># at least 64 bits</text:span></text:p>
      <text:p text:style-name="P42"><text:span text:style-name="T9">-</text:span><text:span text:style-name="T20">&gt; </text:span><text:span text:style-name="T9">float</text:span> – 7 decimal digits</text:p>
      <text:p text:style-name="P41"><text:span text:style-name="T21">-</text:span><text:span text:style-name="T20">&gt; </text:span><text:span text:style-name="T21">double</text:span><text:span text:style-name="T118"> – 15 decimal digits</text:span></text:p>
      <text:p text:style-name="P42"><text:span text:style-name="T9">-</text:span><text:span text:style-name="T20">&gt; </text:span><text:span text:style-name="T9">long double</text:span><text:span text:style-name="T8"> </text:span>– 19 decimal digits</text:p>
      <text:p text:style-name="P42"><text:span text:style-name="T9">-</text:span><text:span text:style-name="T22">&gt; bool </text:span><text:span text:style-name="T119">– true/false</text:span></text:p>
      <text:p text:style-name="Preformatted_20_Text"/>
      <text:p text:style-name="Preformatted_20_Text"/>
      <text:p text:style-name="P7">a) climits:</text:p>
      <text:p text:style-name="P14"/>
      <text:p text:style-name="P16">-<text:span text:style-name="T121">&gt; #include &lt;climits&gt;</text:span></text:p>
      <text:p text:style-name="P14"><text:span text:style-name="T9">-&gt; INT_MIN / INT_MAX </text:span>– minimum, maximum value of variable. Other popular <text:tab/>possibilities: CHAR, SHRT, LONG)</text:p>
      <text:p text:style-name="P20"/>
      <text:p text:style-name="P20"/>
      <text:p text:style-name="P4">a) cmath:</text:p>
      <text:p text:style-name="Preformatted_20_Text"/>
      <text:p text:style-name="Preformatted_20_Text"><text:span text:style-name="T34">-&gt; pow(val, pow)</text:span><text:span text:style-name="T139"> – raises to a given power</text:span></text:p>
      <text:p text:style-name="Preformatted_20_Text">- log2</text:p>
      <text:p text:style-name="Preformatted_20_Text">- sqrt</text:p>
      <text:p text:style-name="Preformatted_20_Text">- ceil</text:p>
      <text:p text:style-name="Preformatted_20_Text">- floor</text:p>
      <text:p text:style-name="Preformatted_20_Text">- sin</text:p>
      <text:p text:style-name="Preformatted_20_Text">- cos</text:p>
      <text:p text:style-name="Preformatted_20_Text">- tan</text:p>
      <text:p text:style-name="Preformatted_20_Text">- abs</text:p>
      <text:p text:style-name="Preformatted_20_Text"/>
      <text:p text:style-name="P4">b) iostream:</text:p>
      <text:p text:style-name="P22"/>
      <text:p text:style-name="P18">-<text:span text:style-name="T126">&gt; #include &lt;iostream&gt;</text:span></text:p>
      <text:p text:style-name="Preformatted_20_Text"><text:span text:style-name="T9">-</text:span><text:span text:style-name="T18">&gt;</text:span><text:span text:style-name="T9"> cout</text:span> – <text:span text:style-name="T2">print output to the console</text:span></text:p>
      <text:p text:style-name="Preformatted_20_Text"><text:span text:style-name="T9">-</text:span><text:span text:style-name="T18">&gt;</text:span><text:span text:style-name="T9"> cin </text:span>– <text:span text:style-name="T2">take input from the keyboard</text:span></text:p>
      <text:p text:style-name="Preformatted_20_Text"><text:span text:style-name="T9">-</text:span><text:span text:style-name="T17">&gt; endl </text:span><text:span text:style-name="T94">– insert “\n”</text:span></text:p>
      <text:p text:style-name="Preformatted_20_Text"/>
      <text:p text:style-name="P8">c) iomanip:</text:p>
      <text:p text:style-name="P46"><text:span text:style-name="T9">-</text:span><text:span text:style-name="T26">&gt; </text:span><text:span text:style-name="T9">std::boolalpha</text:span> # will display true/false</text:p>
      <text:p text:style-name="P46"><text:span text:style-name="T9">-</text:span><text:span text:style-name="T26">&gt; </text:span><text:span text:style-name="T9">std::noboolalpha</text:span><text:span text:style-name="T3"> </text:span># will display 1/0</text:p>
      <text:p text:style-name="P21"/>
      <text:p text:style-name="Preformatted_20_Text"/>
      <text:p text:style-name="Preformatted_20_Text">c) cctype:</text:p>
      <text:p text:style-name="Preformatted_20_Text">- isalnum</text:p>
      <text:p text:style-name="Preformatted_20_Text">- isalpha</text:p>
      <text:p text:style-name="Preformatted_20_Text">- isdigit</text:p>
      <text:p text:style-name="Preformatted_20_Text">- islower</text:p>
      <text:p text:style-name="Preformatted_20_Text">- isprint</text:p>
      <text:p text:style-name="Preformatted_20_Text">- ispunct</text:p>
      <text:p text:style-name="Preformatted_20_Text">- isspace</text:p>
      <text:p text:style-name="Preformatted_20_Text">- isupper</text:p>
      <text:p text:style-name="Preformatted_20_Text">- tolower</text:p>
      <text:p text:style-name="Preformatted_20_Text">- toupper</text:p>
      <text:p text:style-name="Preformatted_20_Text"/>
      <text:p text:style-name="Preformatted_20_Text">d) string:</text:p>
      <text:p text:style-name="Preformatted_20_Text">- at</text:p>
      <text:p text:style-name="Preformatted_20_Text">- front</text:p>
      <text:p text:style-name="Preformatted_20_Text">- str.back()</text:p>
      <text:p text:style-name="Preformatted_20_Text">- empty</text:p>
      <text:p text:style-name="Preformatted_20_Text">- length/size</text:p>
      <text:p text:style-name="Preformatted_20_Text">- clear</text:p>
      <text:p text:style-name="Preformatted_20_Text">- insert</text:p>
      <text:p text:style-name="Preformatted_20_Text">- erase</text:p>
      <text:p text:style-name="Preformatted_20_Text">- push_back</text:p>
      <text:p text:style-name="Preformatted_20_Text">- str.pop_back()</text:p>
      <text:p text:style-name="Preformatted_20_Text">- append</text:p>
      <text:p text:style-name="Preformatted_20_Text">- compare</text:p>
      <text:p text:style-name="Preformatted_20_Text">- replace</text:p>
      <text:p text:style-name="Preformatted_20_Text"><text:soft-page-break/>- substr</text:p>
      <text:p text:style-name="Preformatted_20_Text">- find</text:p>
      <text:p text:style-name="Preformatted_20_Text">- rfind</text:p>
      <text:p text:style-name="Preformatted_20_Text">- std::string::npos</text:p>
      <text:p text:style-name="Preformatted_20_Text">- stoi</text:p>
      <text:p text:style-name="Preformatted_20_Text">- stol</text:p>
      <text:p text:style-name="Preformatted_20_Text">- stof</text:p>
      <text:p text:style-name="Preformatted_20_Text">- stod</text:p>
      <text:p text:style-name="Preformatted_20_Text">- to_string</text:p>
      <text:p text:style-name="Preformatted_20_Text">- getline</text:p>
      <text:p text:style-name="Preformatted_20_Text"/>
      <text:p text:style-name="Preformatted_20_Text">e) iterator:</text:p>
      <text:p text:style-name="Preformatted_20_Text">- begin / rbegin</text:p>
      <text:p text:style-name="Preformatted_20_Text">- end / rend</text:p>
      <text:p text:style-name="Preformatted_20_Text">- advance</text:p>
      <text:p text:style-name="Preformatted_20_Text">- next</text:p>
      <text:p text:style-name="Preformatted_20_Text">- prev</text:p>
      <text:p text:style-name="Preformatted_20_Text">- back_inserter</text:p>
      <text:p text:style-name="Preformatted_20_Text">- front_inserter</text:p>
      <text:p text:style-name="Preformatted_20_Text"/>
      <text:p text:style-name="P4">f) algorithm</text:p>
      <text:p text:style-name="Preformatted_20_Text"/>
      <text:p text:style-name="P33"><text:span text:style-name="T9">-</text:span><text:span text:style-name="T28">&gt;</text:span><text:span text:style-name="T9"> </text:span><text:span text:style-name="T28">count(InputIt first, InputIt last, const T &amp;value)</text:span><text:span text:style-name="T128"> - </text:span>Returns the number of <text:span text:style-name="T125"><text:tab/>elements in the range </text:span><text:span text:style-name="Source_20_Text"><text:span text:style-name="T125">[first, last) </text:span></text:span><text:span text:style-name="T125">satisfying <text:tab/>specific criteria.</text:span></text:p>
      <text:p text:style-name="P35"><text:tab/><text:span text:style-name="T60">total += std::count(t.begin(), t.end(), 1)</text:span></text:p>
      <text:p text:style-name="P34">- sort </text:p>
      <text:p text:style-name="P34">- remove</text:p>
      <text:p text:style-name="Preformatted_20_Text">- set_intersection</text:p>
      <text:p text:style-name="Preformatted_20_Text"/>
      <text:p text:style-name="P4">g) vector</text:p>
      <text:p text:style-name="P4"/>
      <text:p text:style-name="P15">-<text:span text:style-name="T121">&gt; #include &lt;vector&gt;</text:span></text:p>
      <text:p text:style-name="P17">-<text:span text:style-name="T122">&gt; std::vector&lt;int&gt; v {10, 0}; </text:span><text:span text:style-name="T105">- l</text:span><text:span text:style-name="T108">ist</text:span><text:span text:style-name="T105"> initialization, out: 2 elements {10, 0}</text:span></text:p>
      <text:p text:style-name="P19"><text:span text:style-name="T9">-</text:span><text:span text:style-name="T24">&gt; std::vector&lt;int&gt; v (10, 0); </text:span><text:span text:style-name="T105">- constructor initialization, out: 10 elements <text:tab/>initialized to 0</text:span></text:p>
      <text:p text:style-name="P49"><text:span text:style-name="T36">-</text:span><text:span text:style-name="T37">&gt; v</text:span><text:span text:style-name="T36">.at(element_index)</text:span><text:span text:style-name="T4"> -</text:span><text:span text:style-name="T83"> method to access a vector element</text:span></text:p>
      <text:p text:style-name="P49"><text:span text:style-name="T36">-</text:span><text:span text:style-name="T37">&gt; v</text:span><text:span text:style-name="T36">.front()</text:span><text:span text:style-name="T95"> -</text:span><text:span text:style-name="T111"> </text:span><text:span text:style-name="T112">r</text:span><text:span text:style-name="T111">eference to the first element in the vector</text:span></text:p>
      <text:p text:style-name="P49"><text:span text:style-name="T36">-</text:span><text:span text:style-name="T37">&gt; v</text:span><text:span text:style-name="T36">.b</text:span><text:span text:style-name="T38">ack</text:span><text:span text:style-name="T36">()</text:span><text:span text:style-name="T96"> </text:span><text:span text:style-name="T95">-</text:span><text:span text:style-name="T111"> </text:span><text:span text:style-name="T112">r</text:span><text:span text:style-name="T111">eference to the l</text:span><text:span text:style-name="T113">ast</text:span><text:span text:style-name="T111"> element in the vector</text:span></text:p>
      <text:p text:style-name="P50"><text:span text:style-name="T114">-</text:span><text:span text:style-name="T39">&gt; </text:span><text:span text:style-name="T36">v.size()</text:span><text:span text:style-name="T4"> </text:span><text:span text:style-name="T109">- return length of the vector as size_type</text:span></text:p>
      <text:p text:style-name="P44"><text:span text:style-name="T9">-</text:span><text:span text:style-name="T25">&gt; </text:span><text:span text:style-name="T9">v.empty()</text:span><text:span text:style-name="T3"> -</text:span><text:span text:style-name="T104"> </text:span><text:span text:style-name="T106">c</text:span><text:span text:style-name="T104">hecks if the container has no elements</text:span></text:p>
      <text:p text:style-name="P44"><text:span text:style-name="T9">-</text:span><text:span text:style-name="T25">&gt; </text:span><text:span text:style-name="T9">v.push_back(element)</text:span><text:span text:style-name="T104"> - add a new element to the end of the list</text:span></text:p>
      <text:p text:style-name="P44"><text:span text:style-name="T9">-</text:span><text:span text:style-name="T25">&gt; </text:span><text:span text:style-name="T9">v.pop_back() -</text:span><text:span text:style-name="T104"> </text:span><text:span text:style-name="T107">r</text:span><text:span text:style-name="T104">emoves the last element in the vector, effectively <text:tab/>reducing <text:tab/>the container size by one</text:span></text:p>
      <text:p text:style-name="P51"><text:span text:style-name="T8">-</text:span><text:span text:style-name="T55">&gt; </text:span><text:span text:style-name="T8">v.clear()</text:span><text:span text:style-name="T104"> - erase all elements from the containe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6-11T12:19:18.258337194</dc:date>
    <meta:editing-duration>PT2H57M39S</meta:editing-duration>
    <meta:editing-cycles>33</meta:editing-cycles>
    <meta:generator>LibreOffice/6.4.3.2$Linux_X86_64 LibreOffice_project/40$Build-2</meta:generator>
    <meta:document-statistic meta:table-count="0" meta:image-count="0" meta:object-count="0" meta:page-count="3" meta:paragraph-count="142" meta:word-count="740" meta:character-count="4061" meta:non-whitespace-character-count="3356"/>
  </office:meta>
</office:document-meta>
</file>